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🏢 Plano Enterprise – Kanban + Onboarding + Materiais de Lançamento</text:h>
      <text:p text:style-name="Quotations"><text:span text:style-name="Strong_20_Emphasis">Produto:</text:span> Enterprise (Sob proposta) • 10k+ runs • 25k+ ações • <text:span text:style-name="Strong_20_Emphasis">Exports (CSV/JSON/Parquet) + Webhooks (HMAC)</text:span> • <text:span text:style-name="Strong_20_Emphasis">Datalake/ETL</text:span> (S3/GCS/Azure; Snowflake/BigQuery/Redshift; dbt/Glue/Airflow) • <text:span text:style-name="Strong_20_Emphasis">SSO/SAML/SCIM</text:span> • <text:span text:style-name="Strong_20_Emphasis">Audit logs 180–365d</text:span> • <text:span text:style-name="Strong_20_Emphasis">Mentoria + Consultoria</text:span> • <text:span text:style-name="Strong_20_Emphasis">Agente EIAH Core</text:span> • <text:span text:style-name="Strong_20_Emphasis">Suporte Prioritário</text:span> com <text:span text:style-name="Strong_20_Emphasis">TAM</text:span> e <text:span text:style-name="Strong_20_Emphasis">SLA</text:span>.</text:p>
      <text:p text:style-name="Horizontal_20_Line"/>
      <text:h text:style-name="Heading_20_2" text:outline-level="2">📌 Quadro Kanban – Lançamento Enterprise (4 semanas)</text:h>
      <text:p text:style-name="Text_20_body"><text:span text:style-name="Strong_20_Emphasis">Formato:</text:span> backlog → semana atual → próximas semanas → concluído. Cada card: <text:span text:style-name="Strong_20_Emphasis">Owner</text:span>, <text:span text:style-name="Strong_20_Emphasis">DOD</text:span> (Definition of Done), <text:span text:style-name="Strong_20_Emphasis">ETA</text:span>, <text:span text:style-name="Strong_20_Emphasis">Dependências</text:span>.</text:p>
      <text:h text:style-name="Heading_20_3" text:outline-level="3">Backlog Prioritário</text:h>
      <text:list xml:id="list2193627681" text:style-name="L1">
        <text:list-item>
          <text:p text:style-name="P1"><text:span text:style-name="Strong_20_Emphasis">Pricing &amp; Landing “Sob proposta”</text:span><text:line-break/><text:span text:style-name="Strong_20_Emphasis">Owner:</text:span> Growth/Design<text:line-break/><text:span text:style-name="Strong_20_Emphasis">DOD:</text:span> formulário técnico (descoberta), páginas de Segurança/Arquitetura, UTMs<text:line-break/><text:span text:style-name="Strong_20_Emphasis">Dependências:</text:span> Jurídico/Segurança</text:p>
        </text:list-item>
        <text:list-item>
          <text:p text:style-name="P1"><text:span text:style-name="Strong_20_Emphasis">Pacote Segurança &amp; Compliance</text:span><text:line-break/><text:span text:style-name="Strong_20_Emphasis">Owner:</text:span> Sec/Legal<text:line-break/><text:span text:style-name="Strong_20_Emphasis">DOD:</text:span> SSO/SAML/SCIM, DPA, respostas padrão, matriz de redlines<text:line-break/><text:span text:style-name="Strong_20_Emphasis">Dependências:</text:span> auditorias e políticas</text:p>
        </text:list-item>
        <text:list-item>
          <text:p text:style-name="P1"><text:span text:style-name="Strong_20_Emphasis">Assistente de Integração (Wizard Enterprise)</text:span><text:line-break/><text:span text:style-name="Strong_20_Emphasis">Owner:</text:span> Produto/Eng<text:line-break/><text:span text:style-name="Strong_20_Emphasis">DOD:</text:span> steps: secret • endpoint • teste webhook • export (CSV/JSON/Parquet) • validações<text:line-break/><text:span text:style-name="Strong_20_Emphasis">Dependências:</text:span> conectores e schemas</text:p>
        </text:list-item>
        <text:list-item>
          <text:p text:style-name="P1"><text:span text:style-name="Strong_20_Emphasis">Fila Enterprise &amp; TAM</text:span><text:line-break/><text:span text:style-name="Strong_20_Emphasis">Owner:</text:span> CS/Support<text:line-break/><text:span text:style-name="Strong_20_Emphasis">DOD:</text:span> fila dedicada + metas de SLA por severidade (Sev1/Sev2), on-call opcional<text:line-break/><text:span text:style-name="Strong_20_Emphasis">Dependências:</text:span> help desk e escala de plantão</text:p>
        </text:list-item>
        <text:list-item>
          <text:p text:style-name="P1"><text:span text:style-name="Strong_20_Emphasis">Blueprints Enterprise</text:span><text:line-break/><text:span text:style-name="Strong_20_Emphasis">Owner:</text:span> Eng/Arquiteto<text:line-break/><text:span text:style-name="Strong_20_Emphasis">DOD:</text:span> (1) Webhook HMAC+idempotência+retry/DLQ • (2) Export→Lake Parquet c/ partições<text:line-break/><text:span text:style-name="Strong_20_Emphasis">Dependências:</text:span> exemplos e dados mascarados</text:p>
        </text:list-item>
        <text:list-item>
          <text:p text:style-name="P1"><text:span text:style-name="Strong_20_Emphasis">Dashboards &amp; Eventos</text:span><text:line-break/><text:span text:style-name="Strong_20_Emphasis">Owner:</text:span> Data/PM<text:line-break/><text:span text:style-name="Strong_20_Emphasis">DOD:</text:span> % Webhook OK • % Export OK • P95/MTTR • uso do Agente • SLA/CSAT<text:line-break/><text:span text:style-name="Strong_20_Emphasis">Dependências:</text:span> instrumentação</text:p>
        </text:list-item>
      </text:list>
      <text:p text:style-name="Horizontal_20_Line"/>
      <text:h text:style-name="Heading_20_3" text:outline-level="3"><text:soft-page-break/>Semana 1 (Go‑live)</text:h>
      <text:list xml:id="list2842917370" text:style-name="L2">
        <text:list-item>
          <text:p text:style-name="P2"><text:span text:style-name="Strong_20_Emphasis">Pricing &amp; Landing “Solicite proposta”</text:span><text:line-break/><text:span text:style-name="Strong_20_Emphasis">Owner:</text:span> Growth<text:line-break/><text:span text:style-name="Strong_20_Emphasis">DOD:</text:span> página publicada + formulário técnico + UTMs<text:line-break/><text:span text:style-name="Strong_20_Emphasis">ETA:</text:span> Dia 2</text:p>
        </text:list-item>
        <text:list-item>
          <text:p text:style-name="P2"><text:span text:style-name="Strong_20_Emphasis">Fila Enterprise + TAM</text:span><text:line-break/><text:span text:style-name="Strong_20_Emphasis">Owner:</text:span> CS<text:line-break/><text:span text:style-name="Strong_20_Emphasis">DOD:</text:span> caixa enterprise@, SLA por severidade, on-call opcional<text:line-break/><text:span text:style-name="Strong_20_Emphasis">ETA:</text:span> Dia 2</text:p>
        </text:list-item>
        <text:list-item>
          <text:p text:style-name="P2"><text:span text:style-name="Strong_20_Emphasis">Webinar Enterprise Kickoff (45 min)</text:span><text:line-break/><text:span text:style-name="Strong_20_Emphasis">Owner:</text:span> PM/Arquiteto<text:line-break/><text:span text:style-name="Strong_20_Emphasis">DOD:</text:span> evento, gravação e Q&amp;A documentado<text:line-break/><text:span text:style-name="Strong_20_Emphasis">ETA:</text:span> Dia 3</text:p>
        </text:list-item>
        <text:list-item>
          <text:p text:style-name="P2"><text:span text:style-name="Strong_20_Emphasis">Blueprint Enterprise #1 (Webhook)</text:span><text:line-break/><text:span text:style-name="Strong_20_Emphasis">Owner:</text:span> Eng<text:line-break/><text:span text:style-name="Strong_20_Emphasis">DOD:</text:span> publicado + vídeo 7–10 min<text:line-break/><text:span text:style-name="Strong_20_Emphasis">ETA:</text:span> Dia 3</text:p>
        </text:list-item>
        <text:list-item>
          <text:p text:style-name="P2"><text:span text:style-name="Strong_20_Emphasis">ABM: lista de contas</text:span><text:line-break/><text:span text:style-name="Strong_20_Emphasis">Owner:</text:span> Growth/AE<text:line-break/><text:span text:style-name="Strong_20_Emphasis">DOD:</text:span> 50 contas-alvo por vertical com donos<text:line-break/><text:span text:style-name="Strong_20_Emphasis">ETA:</text:span> Dia 4</text:p>
        </text:list-item>
      </text:list>
      <text:h text:style-name="Heading_20_3" text:outline-level="3">Semana 2 (POCs)</text:h>
      <text:list xml:id="list681177423" text:style-name="L3">
        <text:list-item>
          <text:p text:style-name="P3"><text:span text:style-name="Strong_20_Emphasis">Discovery técnico (15 contas)</text:span><text:line-break/><text:span text:style-name="Strong_20_Emphasis">Owner:</text:span> AE/Arquiteto<text:line-break/><text:span text:style-name="Strong_20_Emphasis">DOD:</text:span> docs de requisitos, SOWs, KPIs e acessos de teste<text:line-break/><text:span text:style-name="Strong_20_Emphasis">ETA:</text:span> Dia 8–10</text:p>
        </text:list-item>
        <text:list-item>
          <text:p text:style-name="P3"><text:span text:style-name="Strong_20_Emphasis">Wizard Enterprise (MVP)</text:span><text:line-break/><text:span text:style-name="Strong_20_Emphasis">Owner:</text:span> Produto<text:line-break/><text:span text:style-name="Strong_20_Emphasis">DOD:</text:span> checklist com marcações: Webhook OK/Export OK<text:line-break/><text:span text:style-name="Strong_20_Emphasis">ETA:</text:span> Dia 10</text:p>
        </text:list-item>
        <text:list-item>
          <text:p text:style-name="P3"><text:span text:style-name="Strong_20_Emphasis">Blueprint #2 (Export→Lake Parquet)</text:span><text:line-break/><text:span text:style-name="Strong_20_Emphasis">Owner:</text:span> Eng<text:line-break/><text:span text:style-name="Strong_20_Emphasis">DOD:</text:span> publicado + tutorial 7–10 min<text:line-break/><text:span text:style-name="Strong_20_Emphasis">ETA:</text:span> Dia 12</text:p>
        </text:list-item>
        <text:list-item>
          <text:p text:style-name="P3"><text:span text:style-name="Strong_20_Emphasis">Conteúdo Segurança &amp; Compliance</text:span><text:line-break/><text:span text:style-name="Strong_20_Emphasis">Owner:</text:span> Sec/Legal<text:line-break/><text:span text:style-name="Strong_20_Emphasis">DOD:</text:span> one‑pager, respostas padrão, FAQs<text:line-break/><text:span text:style-name="Strong_20_Emphasis">ETA:</text:span> Dia 14</text:p>
        </text:list-item>
      </text:list>
      <text:h text:style-name="Heading_20_3" text:outline-level="3"><text:soft-page-break/>Semana 3 (Tração &amp; Prova Social)</text:h>
      <text:list xml:id="list3291108158" text:style-name="L4">
        <text:list-item>
          <text:p text:style-name="P4"><text:span text:style-name="Strong_20_Emphasis">Office Hours Enterprise (deep‑dive)</text:span><text:line-break/><text:span text:style-name="Strong_20_Emphasis">Owner:</text:span> Arquiteto/PM<text:line-break/><text:span text:style-name="Strong_20_Emphasis">DOD:</text:span> ≥90% dúvidas endereçadas; próximos passos por conta<text:line-break/><text:span text:style-name="Strong_20_Emphasis">ETA:</text:span> Dia 17</text:p>
        </text:list-item>
        <text:list-item>
          <text:p text:style-name="P4"><text:span text:style-name="Strong_20_Emphasis">Mini‑cases por vertical (2 vídeos, 90s)</text:span><text:line-break/><text:span text:style-name="Strong_20_Emphasis">Owner:</text:span> Conteúdo/Growth<text:line-break/><text:span text:style-name="Strong_20_Emphasis">DOD:</text:span> gravados e publicados (site/social)<text:line-break/><text:span text:style-name="Strong_20_Emphasis">ETA:</text:span> Dia 18</text:p>
        </text:list-item>
        <text:list-item>
          <text:p text:style-name="P4"><text:span text:style-name="Strong_20_Emphasis">Nudges do Agente (in‑app)</text:span><text:line-break/><text:span text:style-name="Strong_20_Emphasis">Owner:</text:span> Produto<text:line-break/><text:span text:style-name="Strong_20_Emphasis">DOD:</text:span> prompts: “Ajustar limites”, “Criar alerta”, “Habilitar replay”, “Agendar export”<text:line-break/><text:span text:style-name="Strong_20_Emphasis">ETA:</text:span> Dia 19</text:p>
        </text:list-item>
      </text:list>
      <text:h text:style-name="Heading_20_3" text:outline-level="3">Semana 4 (Deal Desk &amp; Otimização)</text:h>
      <text:list xml:id="list389853067" text:style-name="L5">
        <text:list-item>
          <text:p text:style-name="P5"><text:span text:style-name="Strong_20_Emphasis">Mentoria/Consultoria #1 (governança &amp; SLOs)</text:span><text:line-break/><text:span text:style-name="Strong_20_Emphasis">Owner:</text:span> TAM/Arquiteto<text:line-break/><text:span text:style-name="Strong_20_Emphasis">DOD:</text:span> sessão + checklist de saúde<text:line-break/><text:span text:style-name="Strong_20_Emphasis">ETA:</text:span> Dia 23</text:p>
        </text:list-item>
        <text:list-item>
          <text:p text:style-name="P5"><text:span text:style-name="Strong_20_Emphasis">Deal Desk</text:span><text:line-break/><text:span text:style-name="Strong_20_Emphasis">Owner:</text:span> AE/Legal<text:line-break/><text:span text:style-name="Strong_20_Emphasis">DOD:</text:span> MSA/DPA prontos, matriz de redlines, tiers de SLA<text:line-break/><text:span text:style-name="Strong_20_Emphasis">ETA:</text:span> Dia 25</text:p>
        </text:list-item>
        <text:list-item>
          <text:p text:style-name="P5"><text:span text:style-name="Strong_20_Emphasis">Revisão de Métricas &amp; planejar ciclo 2</text:span><text:line-break/><text:span text:style-name="Strong_20_Emphasis">Owner:</text:span> PM/Data<text:line-break/><text:span text:style-name="Strong_20_Emphasis">DOD:</text:span> relatório + backlog priorizado<text:line-break/><text:span text:style-name="Strong_20_Emphasis">ETA:</text:span> Dia 28–30</text:p>
        </text:list-item>
      </text:list>
      <text:p text:style-name="Horizontal_20_Line"/>
      <text:h text:style-name="Heading_20_2" text:outline-level="2">✉️ Sequência de E‑mails Enterprise (copiar/colar)</text:h>
      <text:p text:style-name="Quotations">Placeholders: {first_name}, {link_form_proposta}, {link_coorte_enterprise}, {link_wizard_webhook}, {link_wizard_export}, {link_agente_core}, {onepager_seg}, {onepager_arquitetura}, {cal_mentoria}, {canal_prioritario}, {utm}, {email_enterprise}</text:p>
      <text:p text:style-name="Text_20_body"><text:span text:style-name="Strong_20_Emphasis">Email 1 – Solicite proposta (imediato)</text:span><text:line-break/><text:span text:style-name="Strong_20_Emphasis">Assunto:</text:span> Enterprise: integrações em produção com governança<text:line-break/>Olá {first_name},<text:line-break/>Preencha o <text:span text:style-name="Strong_20_Emphasis">formulário técnico</text:span> para entendermos seu stack e SLAs: {link_form_proposta}?{utm}.<text:line-break/>Anexos: <text:span text:style-name="Strong_20_Emphasis">Segurança</text:span> ({onepager_seg}) • <text:span text:style-name="Strong_20_Emphasis">Arquitetura Datalake/ETL</text:span> ({onepager_arquitetura}).<text:line-break/><text:span text:style-name="Strong_20_Emphasis">Canal Prioritário:</text:span> {canal_prioritario} • {email_enterprise}</text:p>
      <text:p text:style-name="Text_20_body"><text:soft-page-break/><text:span text:style-name="Strong_20_Emphasis">Email 2 – Dia 2 (Discovery &amp; POC)</text:span><text:line-break/><text:span text:style-name="Strong_20_Emphasis">Assunto:</text:span> Proposta de POC (4–6 semanas) com KPIs claros<text:line-break/>SOW enxuto, metas (MTTR, falhas/1k runs, P95) e acessos necessários.</text:p>
      <text:p text:style-name="Text_20_body"><text:span text:style-name="Strong_20_Emphasis">Email 3 – Dia 5 (Integração guiada)</text:span><text:line-break/><text:span text:style-name="Strong_20_Emphasis">Assunto:</text:span> Webhook em 10 min + Export diário (Parquet/CSV/JSON)<text:line-break/>Use o <text:span text:style-name="Strong_20_Emphasis">Wizard Enterprise</text:span>: {link_wizard_webhook}?{utm} • {link_wizard_export}?{utm}</text:p>
      <text:p text:style-name="Text_20_body"><text:span text:style-name="Strong_20_Emphasis">Email 4 – Dia 10 (Mentoria &amp; Agente)</text:span><text:line-break/><text:span text:style-name="Strong_20_Emphasis">Assunto:</text:span> Sessão de arquitetura (governança, SLOs e alertas)<text:line-break/>Convite: {cal_mentoria}. Veja o <text:span text:style-name="Strong_20_Emphasis">Agente EIAH Core</text:span> em ação: {link_agente_core}?{utm}</text:p>
      <text:p text:style-name="Text_20_body"><text:span text:style-name="Strong_20_Emphasis">Email 5 – Dia 20 (Prova social &amp; compliance)</text:span><text:line-break/><text:span text:style-name="Strong_20_Emphasis">Assunto:</text:span> Casos por setor + pacote de segurança<text:line-break/>2 mini‑cases (90s) e respostas de segurança (SSO/SAML/SCIM, DPA, auditorias).</text:p>
      <text:p text:style-name="Text_20_body"><text:span text:style-name="Strong_20_Emphasis">Email 6 – Dia 28 (Fechamento)</text:span><text:line-break/><text:span text:style-name="Strong_20_Emphasis">Assunto:</text:span> Fechando sua POC: resultados e próximos passos<text:line-break/>Relatório de KPIs, parecer de segurança e proposta final.</text:p>
      <text:p text:style-name="Horizontal_20_Line"/>
      <text:h text:style-name="Heading_20_2" text:outline-level="2">📣 Materiais de Lançamento (posts &amp; in‑app)</text:h>
      <text:p text:style-name="Text_20_body"><text:span text:style-name="Strong_20_Emphasis">LinkedIn – Post</text:span><text:line-break/>Apresentamos o <text:span text:style-name="Strong_20_Emphasis">Enterprise (Sob proposta)</text:span>: <text:span text:style-name="Strong_20_Emphasis">Exports (CSV/JSON/Parquet) + Webhooks (HMAC)</text:span>, conectores <text:span text:style-name="Strong_20_Emphasis">Datalake/ETL</text:span>, <text:span text:style-name="Strong_20_Emphasis">SSO/SAML/SCIM</text:span>, <text:span text:style-name="Strong_20_Emphasis">TAM</text:span> e <text:span text:style-name="Strong_20_Emphasis">Suporte Prioritário</text:span> com SLA. POCs com KPIs claros e blueprints prontos. <text:span text:style-name="Strong_20_Emphasis">Solicite proposta</text:span> → {link_form_proposta}?{utm}</text:p>
      <text:p text:style-name="Text_20_body"><text:span text:style-name="Strong_20_Emphasis">X/Twitter – Thread</text:span><text:line-break/>1/ <text:span text:style-name="Strong_20_Emphasis">Enterprise</text:span> = integrações de missão crítica: <text:span text:style-name="Strong_20_Emphasis">Webhooks + Exports + Datalake/ETL</text:span>.<text:line-break/>2/ <text:span text:style-name="Strong_20_Emphasis">TAM + SLA</text:span> e <text:span text:style-name="Strong_20_Emphasis">Agente EIAH Core</text:span> para hardening e replay.<text:line-break/>3/ POCs 4–6 semanas com KPIs (MTTR, P95, falhas/1k runs).<text:line-break/>4/ <text:span text:style-name="Strong_20_Emphasis">Solicite proposta</text:span> → {link_form_proposta}?{utm}</text:p>
      <text:p text:style-name="Text_20_body"><text:span text:style-name="Strong_20_Emphasis">Instagram – Legenda</text:span><text:line-break/>Integração corporativa com governança. <text:span text:style-name="Strong_20_Emphasis">Enterprise</text:span>: Webhooks (HMAC), Exports (Parquet/CSV/JSON), Datalake/ETL, <text:span text:style-name="Strong_20_Emphasis">TAM</text:span> e <text:span text:style-name="Strong_20_Emphasis">Suporte Prioritário</text:span>.<text:line-break/>#enterprise #datalake #etl #governanca #devops #dataplatform #nocode</text:p>
      <text:p text:style-name="Text_20_body"><text:span text:style-name="Strong_20_Emphasis">In‑app (Upgrade Business→Enterprise)</text:span><text:line-break/><text:span text:style-name="Strong_20_Emphasis">Título:</text:span> SSO, Datalake e SLA corporativo?<text:line-break/><text:span text:style-name="Strong_20_Emphasis">Texto:</text:span> O <text:span text:style-name="Strong_20_Emphasis">Enterprise</text:span> ativa <text:span text:style-name="Strong_20_Emphasis">Exports Parquet/CSV/JSON</text:span>, <text:span text:style-name="Strong_20_Emphasis">Webhooks HMAC</text:span>, conectores de <text:span text:style-name="Strong_20_Emphasis">Datalake/ETL</text:span>, <text:span text:style-name="Strong_20_Emphasis">TAM</text:span> e <text:span text:style-name="Strong_20_Emphasis">SLA</text:span>. Rode a POC com nossos blueprints.<text:line-break/><text:span text:style-name="Strong_20_Emphasis">CTAs:</text:span> <text:span text:style-name="Strong_20_Emphasis">Solicitar proposta</text:span> • <text:span text:style-name="Strong_20_Emphasis">Abrir Wizard Enterprise</text:span></text:p>
      <text:p text:style-name="Horizontal_20_Line"/>
      <text:h text:style-name="Heading_20_2" text:outline-level="2"><text:soft-page-break/>🧭 Copy da Landing “Solicite proposta” (Enterprise)</text:h>
      <text:p text:style-name="Text_20_body"><text:span text:style-name="Strong_20_Emphasis">Hero</text:span><text:line-break/><text:span text:style-name="Strong_20_Emphasis">Título:</text:span> Plano Enterprise – Integrações de missão crítica com governança<text:line-break/><text:span text:style-name="Strong_20_Emphasis">Sub:</text:span> Webhooks (HMAC), Exports (Parquet/CSV/JSON), conectores Datalake/ETL, SSO/SAML/SCIM, audit logs 180–365d, <text:span text:style-name="Strong_20_Emphasis">TAM</text:span> e <text:span text:style-name="Strong_20_Emphasis">SLA</text:span>.<text:line-break/><text:span text:style-name="Strong_20_Emphasis">CTA primário:</text:span> <text:span text:style-name="Strong_20_Emphasis">Solicitar proposta</text:span><text:line-break/><text:span text:style-name="Strong_20_Emphasis">CTA secundário:</text:span> Ver arquitetura de referência</text:p>
      <text:p text:style-name="Text_20_body"><text:span text:style-name="Strong_20_Emphasis">Como funciona (POC 4–6 semanas)</text:span></text:p>
      <text:list xml:id="list2139493825" text:style-name="L6">
        <text:list-item>
          <text:p text:style-name="P6">Discovery técnico e SOW</text:p>
        </text:list-item>
        <text:list-item>
          <text:p text:style-name="P6"><text:span text:style-name="Strong_20_Emphasis">Webhook em 10 min</text:span> (wizard)</text:p>
        </text:list-item>
        <text:list-item>
          <text:p text:style-name="P6"><text:span text:style-name="Strong_20_Emphasis">Export para lake</text:span> (cron, schema/partição)</text:p>
        </text:list-item>
        <text:list-item>
          <text:p text:style-name="P6">Observabilidade + alertas</text:p>
        </text:list-item>
        <text:list-item>
          <text:p text:style-name="P6"><text:span text:style-name="Strong_20_Emphasis">Agente EIAH Core</text:span> (limites, replay, recomendações)</text:p>
        </text:list-item>
        <text:list-item>
          <text:p text:style-name="P6">Validação por KPIs (MTTR, P95, falhas/1k runs)</text:p>
        </text:list-item>
      </text:list>
      <text:p text:style-name="Text_20_body"><text:span text:style-name="Strong_20_Emphasis">Conectores &amp; segurança</text:span><text:line-break/>S3/GCS/Azure • Snowflake/BigQuery/Redshift • dbt/Glue/Airflow<text:line-break/>SSO/SAML/SCIM • DPA • auditorias • VPC peering opcional.</text:p>
      <text:p text:style-name="Text_20_body"><text:span text:style-name="Strong_20_Emphasis">Prova social</text:span><text:line-break/>3 depoimentos setoriais (Fin/Health/Logística) com métricas de redução de MTTR/falhas.</text:p>
      <text:p text:style-name="Text_20_body"><text:span text:style-name="Strong_20_Emphasis">FAQ</text:span><text:line-break/>– Qual o SLA? Por severidade (ex.: Sev1 4h, Sev2 12h).<text:line-break/>– Como funciona a consultoria? Pacote de horas com TAM e Arquiteto.<text:line-break/>– O Agente faz o quê? Recomenda e executa otimizações (limites, alertas, replay, export).<text:line-break/>– Posso começar com POC? Sim, POC 4–6 semanas com KPIs claros.</text:p>
      <text:p text:style-name="Text_20_body"><text:span text:style-name="Strong_20_Emphasis">CTA final</text:span><text:line-break/><text:span text:style-name="Strong_20_Emphasis">Solicitar proposta</text:span> → {link_form_proposta}?{utm}</text:p>
      <text:p text:style-name="Horizontal_20_Line"/>
      <text:h text:style-name="Heading_20_2" text:outline-level="2">🔗 UTM e Operação</text:h>
      <text:list xml:id="list2595984956" text:style-name="L7">
        <text:list-item>
          <text:p text:style-name="P7"><text:span text:style-name="Strong_20_Emphasis">utm_base sugerida:</text:span> <text:span text:style-name="Source_20_Text">utm_source={canal}&amp;utm_medium=enterprise_launch&amp;utm_campaign=enterprise_q1</text:span></text:p>
        </text:list-item>
        <text:list-item>
          <text:p text:style-name="P7">Aplicar em e‑mails, posts, landing e modais.</text:p>
        </text:list-item>
      </text:list>
      <text:h text:style-name="Heading_20_2" text:outline-level="2">✅ Checklists Rápidos</text:h>
      <text:list xml:id="list4124206902" text:style-name="L8">
        <text:list-item>
          <text:p text:style-name="P8"><text:span text:style-name="Strong_20_Emphasis">Evento:</text:span> título • descrição • host • link • gravação • follow‑up (coorte + e‑mail).</text:p>
        </text:list-item>
        <text:list-item>
          <text:p text:style-name="P8"><text:span text:style-name="Strong_20_Emphasis">Blueprint:</text:span> descrição • instruções • vídeo • QA • link no wizard.</text:p>
        </text:list-item>
        <text:list-item>
          <text:p text:style-name="P8"><text:soft-page-break/><text:span text:style-name="Strong_20_Emphasis">Suporte Enterprise:</text:span> auto‑reply claro • triagem por severidade • relatório semanal (SLA/CSAT).</text:p>
        </text:list-item>
        <text:list-item>
          <text:p text:style-name="P8"><text:span text:style-name="Strong_20_Emphasis">Agente:</text:span> prompts contextuais • eventos de uso • exemplos de recomendações.</text:p>
        </text:list-item>
        <text:list-item>
          <text:p text:style-name="P8"><text:span text:style-name="Strong_20_Emphasis">Wizard:</text:span> teste de webhook (2xx/4xx/5xx) • export agendado • validação de schema/partição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9:14:15.120000000</meta:creation-date>
    <dc:date>2025-11-06T09:14:32</dc:date>
    <meta:editing-duration>PT17S</meta:editing-duration>
    <meta:editing-cycles>1</meta:editing-cycles>
    <meta:document-statistic meta:table-count="0" meta:image-count="0" meta:object-count="0" meta:page-count="6" meta:paragraph-count="65" meta:word-count="1066" meta:character-count="7509" meta:non-whitespace-character-count="6536"/>
    <meta:generator>LibreOffice/7.3.2.2$Windows_X86_64 LibreOffice_project/49f2b1bff42cfccbd8f788c8dc32c1c309559be0</meta:generator>
  </office:meta>
</office:document-meta>
</file>